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mic Sans MS" svg:font-family="'Comic Sans MS'" style:font-family-generic="script"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0.8925in"/>
    </style:style>
    <style:style style:name="co2" style:family="table-column">
      <style:table-column-properties fo:break-before="auto" style:column-width="0.7425in"/>
    </style:style>
    <style:style style:name="co3" style:family="table-column">
      <style:table-column-properties fo:break-before="auto" style:column-width="13.8307in"/>
    </style:style>
    <style:style style:name="co5" style:family="table-column">
      <style:table-column-properties fo:break-before="auto" style:column-width="0.8299in"/>
    </style:style>
    <style:style style:name="ro1" style:family="table-row">
      <style:table-row-properties style:row-height="0.1783in" fo:break-before="auto" style:use-optimal-row-height="true"/>
    </style:style>
    <style:style style:name="ro2" style:family="table-row">
      <style:table-row-properties style:row-height="0.207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Comic Sans MS" fo:font-style="italic" style:text-underline-style="solid" style:text-underline-width="auto" style:text-underline-color="font-color" fo:font-weight="bold" style:font-style-asian="italic" style:font-weight-asian="bold" style:font-style-complex="italic" style:font-weight-complex="bold"/>
    </style:style>
    <style:style style:name="ce2" style:family="table-cell" style:parent-style-name="Default">
      <style:text-properties style:font-name="Comic Sans MS"/>
    </style:style>
  </office:automatic-styles>
  <office:body>
    <office:spreadsheet>
      <table:table table:name="Sheet1" table:style-name="ta1" table:print="false">
        <table:table-column table:style-name="co2" table:default-cell-style-name="ce2"/>
        <table:table-column table:style-name="co3" table:default-cell-style-name="ce2"/>
        <table:table-column table:style-name="co5" table:default-cell-style-name="Default"/>
        <table:table-column table:style-name="co4" table:default-cell-style-name="Default"/>
        <table:table-row table:style-name="ro1">
          <table:table-cell table:style-name="ce1" office:value-type="string">
            <text:p>AS</text:p>
          </table:table-cell>
          <table:table-cell table:number-columns-repeated="3"/>
        </table:table-row>
        <table:table-row table:style-name="ro2">
          <table:table-cell office:value-type="string">
            <text:p>Gota</text:p>
          </table:table-cell>
          <table:table-cell office:value-type="string">
            <text:p>You did an awesome job at answering the questions during circle time with full sentences, and at tracing the lines neatly during workbook time this month Gota! It was great having you in PS again.</text:p>
          </table:table-cell>
          <table:table-cell table:number-columns-repeated="2"/>
        </table:table-row>
        <table:table-row table:style-name="ro2">
          <table:table-cell office:value-type="string">
            <text:p>Haruki </text:p>
          </table:table-cell>
          <table:table-cell office:value-type="string">
            <text:p>You did an awesome job at singing the calendar songs with a big voice, and at saying all the single letter phonics sounds during ABC time this month Haruki. It was great having you in PS again. </text:p>
          </table:table-cell>
          <table:table-cell table:number-columns-repeated="2"/>
        </table:table-row>
        <table:table-row table:style-name="ro2">
          <table:table-cell office:value-type="string">
            <text:p>Junichi </text:p>
          </table:table-cell>
          <table:table-cell office:value-type="string">
            <text:p>You did an awesome job at memorizing all the “Beach” flashcards and pronouncing their names correctly this month Junichi. I was very glad to see that you were having fun in PS this month.</text:p>
          </table:table-cell>
          <table:table-cell table:number-columns-repeated="2"/>
        </table:table-row>
        <table:table-row table:style-name="ro2">
          <table:table-cell office:value-type="string">
            <text:p>Lala</text:p>
          </table:table-cell>
          <table:table-cell office:value-type="string">
            <text:p>You did a wonderful job at singing all the calendar songs with a big voice, and at repeating the sight word reader sentences this month Lala. It was great to have you in PS again.</text:p>
          </table:table-cell>
          <table:table-cell table:number-columns-repeated="2"/>
        </table:table-row>
        <table:table-row table:style-name="ro2">
          <table:table-cell office:value-type="string">
            <text:p>Ryosei </text:p>
          </table:table-cell>
          <table:table-cell office:value-type="string">
            <text:p>You did an awesome job at memorizing all the “Beach” flashcards, and at trying to speak lot's of English in class this month Ryosei. It was great to have you in PS again.</text:p>
          </table:table-cell>
          <table:table-cell table:number-columns-repeated="2"/>
        </table:table-row>
        <table:table-row table:style-name="ro2">
          <table:table-cell office:value-type="string">
            <text:p>Taishi</text:p>
          </table:table-cell>
          <table:table-cell office:value-type="string">
            <text:p>You did an awesome job at saying the days and months during calendar time, and at repeating the sight word reader sentences this month Taishi. It was great to have you in PS this month. </text:p>
          </table:table-cell>
          <table:table-cell table:number-columns-repeated="2"/>
        </table:table-row>
        <table:table-row table:style-name="ro2">
          <table:table-cell office:value-type="string">
            <text:p>Shotaro</text:p>
          </table:table-cell>
          <table:table-cell office:value-type="string">
            <text:p>You did an awesome job at repeating the names of the ”Beach” flashcards, and at tracing the lines neatly during workbook time this month Shotaro. It was great to have you in PS this month.</text:p>
          </table:table-cell>
          <table:table-cell table:number-columns-repeated="2"/>
        </table:table-row>
        <table:table-row table:style-name="ro1">
          <table:table-cell table:number-columns-repeated="2"/>
          <table:table-cell table:style-name="ce2" table:number-columns-repeated="2"/>
        </table:table-row>
        <table:table-row table:style-name="ro1">
          <table:table-cell table:style-name="ce1" office:value-type="string">
            <text:p>PS</text:p>
          </table:table-cell>
          <table:table-cell/>
          <table:table-cell table:style-name="ce2" table:number-columns-repeated="2"/>
        </table:table-row>
        <table:table-row table:style-name="ro2">
          <table:table-cell office:value-type="string">
            <text:p>Airi S.</text:p>
          </table:table-cell>
          <table:table-cell office:value-type="string">
            <text:p>You did a wonderful job at answering the questions during circle time, and at matching the uppercase letters with the lowercase letters during the game we played this month Airi. Great Job!</text:p>
          </table:table-cell>
          <table:table-cell table:style-name="ce2" table:number-columns-repeated="2"/>
        </table:table-row>
        <table:table-row table:style-name="ro2">
          <table:table-cell office:value-type="string">
            <text:p>Gauri </text:p>
          </table:table-cell>
          <table:table-cell office:value-type="string">
            <text:p>You did a wonderful job at answering the circle time questions, pronouncing the names of the “Beach” flashcards, and at memorizing the words we did during sight word reader time this month Gauri. Great Job!</text:p>
          </table:table-cell>
          <table:table-cell table:style-name="ce2" table:number-columns-repeated="2"/>
        </table:table-row>
        <table:table-row table:style-name="ro2">
          <table:table-cell office:value-type="string">
            <text:p>Hana</text:p>
          </table:table-cell>
          <table:table-cell office:value-type="string">
            <text:p>You did a wonderful job at trying to answer the circle time questions, and at putting the blocks on the flashcard that I said during our flashcard game this month Hana. Great Job! </text:p>
          </table:table-cell>
          <table:table-cell table:style-name="ce2" table:number-columns-repeated="2"/>
        </table:table-row>
        <table:table-row table:style-name="ro2">
          <table:table-cell office:value-type="string">
            <text:p>Haruhito</text:p>
          </table:table-cell>
          <table:table-cell office:value-type="string">
            <text:p>You did an awesome job at memorizing all the “Beach” flashcards and pronouncing their names, and at matching the uppercase letters with the lowercase letters during the game we played this month Haruhito. Great Job!</text:p>
          </table:table-cell>
          <table:table-cell table:style-name="ce2" table:number-columns-repeated="2"/>
        </table:table-row>
        <table:table-row table:style-name="ro2">
          <table:table-cell office:value-type="string">
            <text:p>Hinata</text:p>
          </table:table-cell>
          <table:table-cell office:value-type="string">
            <text:p>You did a wonderful job at trying to speak more English in class this month Hinata! I was very glad to see that you are now able to pack and unpack your bag by yourself. Great Job!</text:p>
          </table:table-cell>
          <table:table-cell table:style-name="ce2" table:number-columns-repeated="2"/>
        </table:table-row>
        <table:table-row table:style-name="ro2">
          <table:table-cell office:value-type="string">
            <text:p>Itsuki</text:p>
          </table:table-cell>
          <table:table-cell office:value-type="string">
            <text:p>You did an awesome job at memorizing the “Beach” flashcards, and at answering the circle time questions this month Itsuki!.I'm so glad that you're no longer crying as much and are having fun in class. Wonderful Job!</text:p>
          </table:table-cell>
          <table:table-cell table:style-name="ce2" table:number-columns-repeated="2"/>
        </table:table-row>
        <table:table-row table:style-name="ro2">
          <table:table-cell office:value-type="string">
            <text:p>Jin</text:p>
          </table:table-cell>
          <table:table-cell office:value-type="string">
            <text:p>You did an awesome job at answering the circle time questions, and at tracing the lines and numbers neatly during workbook time this month Jin. I hope we can see more of you next month.</text:p>
          </table:table-cell>
          <table:table-cell table:style-name="ce2" table:number-columns-repeated="2"/>
        </table:table-row>
        <table:table-row table:style-name="ro2">
          <table:table-cell office:value-type="string">
            <text:p>Kaoru </text:p>
          </table:table-cell>
          <table:table-cell office:value-type="string">
            <text:p>You did a wonderful job at memorizing and pronouncing the names of the “Beach” flashcards, and at tracing the lines and numbers very neatly during workbook time this month Kaoru. Great Job!</text:p>
          </table:table-cell>
          <table:table-cell table:style-name="ce2" table:number-columns-repeated="2"/>
        </table:table-row>
        <table:table-row table:style-name="ro2">
          <table:table-cell office:value-type="string">
            <text:p>Koki D.</text:p>
          </table:table-cell>
          <table:table-cell office:value-type="string">
            <text:p>You did an awesome job at answering the circle time questions, and at trying to speak more English in class Koki! I was very glad to see that you can do a lot more on your own now. Great Job!</text:p>
          </table:table-cell>
          <table:table-cell table:style-name="ce2" table:number-columns-repeated="2"/>
        </table:table-row>
        <table:table-row table:style-name="ro1">
          <table:table-cell office:value-type="string">
            <text:p>Louis</text:p>
          </table:table-cell>
          <table:table-cell office:value-type="string">
            <text:p>You did an awesome job at repeating the names of the ”Beach” flashcards,sitting nicely during our sitting activities, and at packing and unpacking your backpack by yourself this month Louis. Great Job!</text:p>
          </table:table-cell>
          <table:table-cell table:style-name="ce2" table:number-columns-repeated="2"/>
        </table:table-row>
        <table:table-row table:style-name="ro2">
          <table:table-cell office:value-type="string">
            <text:p>Matsuri</text:p>
          </table:table-cell>
          <table:table-cell office:value-type="string">
            <text:p>You did a wonderful job at unpacking and packing your backpack by yourself, and at repeating the names of the “Beach” flashcards this month Matsuri. Great Job!</text:p>
          </table:table-cell>
          <table:table-cell table:style-name="ce2" table:number-columns-repeated="2"/>
        </table:table-row>
        <table:table-row table:style-name="ro2">
          <table:table-cell office:value-type="string">
            <text:p>Nene</text:p>
          </table:table-cell>
          <table:table-cell office:value-type="string">
            <text:p>You did a wonderful job at trying to answer the circle time questions with full sentences, at trying to speak more English in the class this month Nene. Great Job!</text:p>
          </table:table-cell>
          <table:table-cell table:style-name="ce2" table:number-columns-repeated="2"/>
        </table:table-row>
        <table:table-row table:style-name="ro2">
          <table:table-cell office:value-type="string">
            <text:p>Ryusei</text:p>
          </table:table-cell>
          <table:table-cell office:value-type="string">
            <text:p>You did an awesome job at saying the days and months during calendar time, and at memorizing and pronouncing the names of the “Beach” flashcards this month Ryusei. Great Job!</text:p>
          </table:table-cell>
          <table:table-cell table:number-columns-repeated="2"/>
        </table:table-row>
        <table:table-row table:style-name="ro2">
          <table:table-cell office:value-type="string">
            <text:p>Sakura O.</text:p>
          </table:table-cell>
          <table:table-cell office:value-type="string">
            <text:p>You did a wonderful job at answering the circle time questions, and at trying to trace the lines and numbers neatly during workbook time this month Sakura! Great Job!</text:p>
          </table:table-cell>
          <table:table-cell table:number-columns-repeated="2"/>
        </table:table-row>
        <table:table-row table:style-name="ro2">
          <table:table-cell office:value-type="string">
            <text:p>Sakura Y.</text:p>
          </table:table-cell>
          <table:table-cell office:value-type="string">
            <text:p>You did a wonderful job at memorizing and pronouncing the names of the “Beach” flashcards, and at tracing the lines and numbers very neatly during workbook time this month Sakura. Great Job!</text:p>
          </table:table-cell>
          <table:table-cell table:number-columns-repeated="2"/>
        </table:table-row>
        <table:table-row table:style-name="ro2">
          <table:table-cell office:value-type="string">
            <text:p>Sotaro</text:p>
          </table:table-cell>
          <table:table-cell office:value-type="string">
            <text:p>You did an awesome job at trying to pronounce the days and months during calendar time , and at tracing the lines and numbers neatly during workbook time this month Sotaro. Great Job!</text:p>
          </table:table-cell>
          <table:table-cell table:number-columns-repeated="2"/>
        </table:table-row>
        <table:table-row table:style-name="ro2">
          <table:table-cell office:value-type="string">
            <text:p>Yuki T.</text:p>
          </table:table-cell>
          <table:table-cell office:value-type="string">
            <text:p>You did a wonderful job at answering the circle time questions, and at matching the uppercase and lowercase letters during the ABC game we played this month Yuki. Great Job!</text:p>
          </table:table-cell>
          <table:table-cell table:number-columns-repeated="2"/>
        </table:table-row>
        <table:table-row table:style-name="ro2">
          <table:table-cell office:value-type="string">
            <text:p>Yui </text:p>
          </table:table-cell>
          <table:table-cell office:value-type="string">
            <text:p>You did a wonderful job at trying to answer the circle time questions, repeating the names of the “Beach” flashcards, and at packing your bag by yourself after lunch this month Yui. Great Job! </text:p>
          </table:table-cell>
          <table:table-cell table:number-columns-repeated="2"/>
        </table:table-row>
        <table:table-row table:style-name="ro2">
          <table:table-cell office:value-type="string">
            <text:p>Yuki Y.</text:p>
          </table:table-cell>
          <table:table-cell office:value-type="string">
            <text:p>You did an awesome job at singing the calendar songs with a big voice, and at memorizing all the “Beach” flashcards this month Yuki. Thank you for being a good example for the younger kids in class. Great Job!</text:p>
          </table:table-cell>
          <table:table-cell table:number-columns-repeated="2"/>
        </table:table-row>
        <table:table-row table:style-name="ro2">
          <table:table-cell office:value-type="string">
            <text:p>Yume</text:p>
          </table:table-cell>
          <table:table-cell office:value-type="string">
            <text:p>You did a wonderful job at answering the circle time questions with full sentences, and at tracing the lines and numbers neatly during workbook time this month Yume. Great Job!</text:p>
          </table:table-cell>
          <table:table-cell table:number-columns-repeated="2"/>
        </table:table-row>
        <table:table-row table:style-name="ro1">
          <table:table-cell table:style-name="Default" table:number-columns-repeated="2"/>
          <table:table-cell table:number-columns-repeated="2"/>
        </table:table-row>
        <table:table-row table:style-name="ro1">
          <table:table-cell table:style-name="ce1" office:value-type="string">
            <text:p>ASA</text:p>
          </table:table-cell>
          <table:table-cell table:number-columns-repeated="3"/>
        </table:table-row>
        <table:table-row table:style-name="ro2">
          <table:table-cell office:value-type="string">
            <text:p>Kent</text:p>
          </table:table-cell>
          <table:table-cell office:value-type="string">
            <text:p>You did an awesome job at memorizing all the “Beach” and “Ireland” flashcards, and at spelling and pronouncing the “-ime”,”-ive” and “-ipe” words correctly this month Kent. Great Job!</text:p>
          </table:table-cell>
          <table:table-cell table:number-columns-repeated="2"/>
        </table:table-row>
        <table:table-row table:style-name="ro1">
          <table:table-cell office:value-type="string">
            <text:p>Anna</text:p>
          </table:table-cell>
          <table:table-cell office:value-type="string">
            <text:p>You did a wonderful job at matching the words and pictures of the “Ireland” flashcards”, and at repeating the stories and answering the questions during workbook time this month Anna. Great Job!</text:p>
          </table:table-cell>
          <table:table-cell table:number-columns-repeated="2"/>
        </table:table-row>
        <table:table-row table:style-name="ro2">
          <table:table-cell office:value-type="string">
            <text:p>Reika</text:p>
          </table:table-cell>
          <table:table-cell office:value-type="string">
            <text:p>You did a wonderful job at sounding out and spelling the “-ime”,”-ive” and “-ipe” words during phonics time, and at memorizing and pronouncing the “Ireland” culture flashcards this month Reika. Great Job!</text:p>
          </table:table-cell>
          <table:table-cell table:number-columns-repeated="2"/>
        </table:table-row>
        <table:table-row table:style-name="ro2">
          <table:table-cell office:value-type="string">
            <text:p>Rena</text:p>
          </table:table-cell>
          <table:table-cell office:value-type="string">
            <text:p>You did a wonderful job at answering the circle time questions with full sentences, and at tracing the lines and numbers neatly during workbook time this month Yume. Great Job!</text:p>
          </table:table-cell>
          <table:table-cell table:number-columns-repeated="2"/>
        </table:table-row>
        <table:table-row table:style-name="ro2">
          <table:table-cell office:value-type="string">
            <text:p>Rinka</text:p>
          </table:table-cell>
          <table:table-cell office:value-type="string">
            <text:p>You did a wonderful job at always trying to speak English in class,memorizing and pronouncing the “Beach” flashcards, and at repeating the words and sentences for the sight word reader this month Rinka. Great Job! </text:p>
          </table:table-cell>
          <table:table-cell table:number-columns-repeated="2"/>
        </table:table-row>
        <table:table-row table:style-name="ro2">
          <table:table-cell office:value-type="string">
            <text:p>Saku</text:p>
          </table:table-cell>
          <table:table-cell office:value-type="string">
            <text:p>X</text:p>
          </table:table-cell>
          <table:table-cell table:number-columns-repeated="2"/>
        </table:table-row>
        <table:table-row table:style-name="ro2">
          <table:table-cell office:value-type="string">
            <text:p>Sana</text:p>
          </table:table-cell>
          <table:table-cell office:value-type="string">
            <text:p>You did a wonderful job sounding out and spelling the “-ime”,”-ive” and “-ipe” words during phonics time, memorizing all the “Beach” flashcards, and at doing your home work every week this month Sana. Great Job!</text:p>
          </table:table-cell>
          <table:table-cell table:number-columns-repeated="2"/>
        </table:table-row>
        <table:table-row table:style-name="ro2">
          <table:table-cell office:value-type="string">
            <text:p>Sanae</text:p>
          </table:table-cell>
          <table:table-cell office:value-type="string">
            <text:p>You did a wonderful job at trying your best to say all the single letter phonics sounds during the warm up time, and at matching the pictures and the words of the “Beach” flashcards during the matching game we played this month Sanae. Great Job!</text:p>
          </table:table-cell>
          <table:table-cell table:number-columns-repeated="2"/>
        </table:table-row>
        <table:table-row table:style-name="ro2">
          <table:table-cell office:value-type="string">
            <text:p>Seira</text:p>
          </table:table-cell>
          <table:table-cell office:value-type="string">
            <text:p>You did a wonderful job at sounding out and spelling the “-ime”,”-ive” and “-ipe” words during phonics time, and at repeating the words and sentences for the sight word reader this month Seira. Your handwriting has improved a lot. Great Job!</text:p>
          </table:table-cell>
          <table:table-cell table:number-columns-repeated="2"/>
        </table:table-row>
        <table:table-row table:style-name="ro2">
          <table:table-cell office:value-type="string">
            <text:p>Shota</text:p>
          </table:table-cell>
          <table:table-cell office:value-type="string">
            <text:p>You did an awesome job at sounding out and spelling the “-ime”,”-ive” and “-ipe” words, memorizing the “Beach” and “Ireland” flashcards, and at reading the words and repeating the sentences for the sight word reader this month Shota. Great Job!</text:p>
          </table:table-cell>
          <table:table-cell table:number-columns-repeated="2"/>
        </table:table-row>
        <table:table-row table:style-name="ro2">
          <table:table-cell office:value-type="string">
            <text:p>Soma</text:p>
          </table:table-cell>
          <table:table-cell office:value-type="string">
            <text:p>You did an awesome job at trying your best to say all the single letter phonics sounds during the warm up time, and at memorizing and pronouncing the “Beach” and “ Ireland” flashcards this month Soma. Great Job!</text:p>
          </table:table-cell>
          <table:table-cell table:number-columns-repeated="2"/>
        </table:table-row>
        <table:table-row table:style-name="ro2">
          <table:table-cell office:value-type="string">
            <text:p>Toma</text:p>
          </table:table-cell>
          <table:table-cell office:value-type="string">
            <text:p>You did an awesome job at memorizing and pronouncing the “Beach” and “ Ireland” flashcards, and at repeating the words and the sentences for the sight word reader with a big voice this month Toma. Great Job!</text:p>
          </table:table-cell>
          <table:table-cell table:number-columns-repeated="2"/>
        </table:table-row>
        <table:table-row table:style-name="ro2">
          <table:table-cell office:value-type="string">
            <text:p>Yuika</text:p>
          </table:table-cell>
          <table:table-cell office:value-type="string">
            <text:p>X</text:p>
          </table:table-cell>
          <table:table-cell table:number-columns-repeated="2"/>
        </table:table-row>
        <table:table-row table:style-name="ro2">
          <table:table-cell office:value-type="string">
            <text:p>Yume</text:p>
          </table:table-cell>
          <table:table-cell office:value-type="string">
            <text:p>You did a wonderful job at sounding out and spelling the “-ime”,”-ive” and “-ipe” words during phonics time, and at matching <text:s/>the words and the pictures for the “Beach” flashcards during the game we played this month Yume. Great Job!</text:p>
          </table:table-cell>
          <table:table-cell table:number-columns-repeated="2"/>
        </table:table-row>
        <table:table-row table:style-name="ro1">
          <table:table-cell office:value-type="string">
            <text:p>Yuri</text:p>
          </table:table-cell>
          <table:table-cell office:value-type="string">
            <text:p>You did a wonderful job at memorizing pronouncing the “Beach” flashcards, saying the phrases we did during workbook time, and at repeating the words and sentences for the sight word reader this month Yuri. Great Job!</text:p>
          </table:table-cell>
          <table:table-cell table:number-columns-repeated="2"/>
        </table:table-row>
        <table:table-row table:style-name="ro1">
          <table:table-cell table:number-columns-repeated="4"/>
        </table:table-row>
        <table:table-row table:style-name="ro1">
          <table:table-cell table:style-name="ce1" office:value-type="string">
            <text:p>ASE</text:p>
          </table:table-cell>
          <table:table-cell table:number-columns-repeated="3"/>
        </table:table-row>
        <table:table-row table:style-name="ro2">
          <table:table-cell office:value-type="string">
            <text:p>Aika</text:p>
          </table:table-cell>
          <table:table-cell office:value-type="string">
            <text:p>You did a wonderful job at sounding out and spelling the “sh-”,”-sh”,”-ch” and “wh-” words during phonics time, and at reading the words and repeating the sentences for the sight word reader this month Aika. Great Job!</text:p>
          </table:table-cell>
          <table:table-cell table:number-columns-repeated="2"/>
        </table:table-row>
        <table:table-row table:style-name="ro2">
          <table:table-cell office:value-type="string">
            <text:p>Aina</text:p>
          </table:table-cell>
          <table:table-cell office:value-type="string">
            <text:p>You did a wonderful job at saying the phrases we did during workbook time, memorizing and pronouncing the names of the “Ireland” culture flashcards, and at repeating the sentences for the sight word reader this month Aina. Great Job!</text:p>
          </table:table-cell>
          <table:table-cell table:number-columns-repeated="2"/>
        </table:table-row>
        <table:table-row table:style-name="ro2">
          <table:table-cell office:value-type="string">
            <text:p>Hirochuka</text:p>
          </table:table-cell>
          <table:table-cell office:value-type="string">
            <text:p>You did an awesome job at sounding out and spelling the “sh-”,”-sh”,”-ch” and “wh-” words during phonics time, and at trying to read the stories and questions during workbook time this month Hirochika. Great Job!</text:p>
          </table:table-cell>
          <table:table-cell table:number-columns-repeated="2"/>
        </table:table-row>
        <table:table-row table:style-name="ro2">
          <table:table-cell office:value-type="string">
            <text:p>Hiroyasu</text:p>
          </table:table-cell>
          <table:table-cell office:value-type="string">
            <text:p>You did an awesome job at repeating the stories and answering the questions during workbook time, and at matching the pictures and the words of the “Ireland” culture flashcards during the game we played this month Hiroyasu. Great Job!</text:p>
          </table:table-cell>
          <table:table-cell table:number-columns-repeated="2"/>
        </table:table-row>
        <table:table-row table:style-name="ro2">
          <table:table-cell office:value-type="string">
            <text:p>Ito</text:p>
          </table:table-cell>
          <table:table-cell office:value-type="string">
            <text:p>You did a wonderful job at reading the stories and questions <text:s/>during workbook time, memorizing and pronouncing the names of the “Ireland” culture flashcards, and at spelling the “sh-”,”-sh”,”-ch” and “wh-” words during phonics time this month Ito. Great Job!</text:p>
          </table:table-cell>
          <table:table-cell table:number-columns-repeated="2"/>
        </table:table-row>
        <table:table-row table:style-name="ro2">
          <table:table-cell office:value-type="string">
            <text:p>Kanae</text:p>
          </table:table-cell>
          <table:table-cell office:value-type="string">
            <text:p>You did a wonderful job at always trying to speak English in class,memorizing and pronouncing the “Ireland” culture flashcards, and at repeating the words and sentences for the sight word reader this month Kanae. Great Job! </text:p>
          </table:table-cell>
          <table:table-cell table:number-columns-repeated="2"/>
        </table:table-row>
        <table:table-row table:style-name="ro2">
          <table:table-cell office:value-type="string">
            <text:p>Karen</text:p>
          </table:table-cell>
          <table:table-cell office:value-type="string">
            <text:p>You did a wonderful job at trying your best to say all the single letter phonics sounds during the warm up time, and at matching the pictures and the words of the “Ireland” culture flashcards during the matching game we played this month Sanae. Great Job!</text:p>
          </table:table-cell>
          <table:table-cell table:number-columns-repeated="2"/>
        </table:table-row>
        <table:table-row table:style-name="ro2">
          <table:table-cell office:value-type="string">
            <text:p>Kikumi</text:p>
          </table:table-cell>
          <table:table-cell office:value-type="string">
            <text:p>You did a wonderful job at repeating the stories during workbook time, pronouncing the names of the “Ireland” culture flash cards, and at trying to speak more English in the class this month Kikumi. Great Job1</text:p>
          </table:table-cell>
          <table:table-cell table:number-columns-repeated="2"/>
        </table:table-row>
        <table:table-row table:style-name="ro2">
          <table:table-cell office:value-type="string">
            <text:p>Ryusei</text:p>
          </table:table-cell>
          <table:table-cell office:value-type="string">
            <text:p>You did an awesome job at sounding out and spelling the “sh-”,”-sh”,”-ch” and “wh-” words during phonics time, and at reading the words and repeating the sentences for the sight word reader this month Ryusei. Great Job!</text:p>
          </table:table-cell>
          <table:table-cell table:number-columns-repeated="2"/>
        </table:table-row>
        <table:table-row table:style-name="ro2">
          <table:table-cell office:value-type="string">
            <text:p>Shinba</text:p>
          </table:table-cell>
          <table:table-cell office:value-type="string">
            <text:p>You did an awesome job at saying all the single letter phonics sounds during the warm up time, and at sounding out and spelling the “sh-”,”-sh”,”-ch” and “wh-” words during phonics time this month Shinba. Your writing speed has improved a lot. Great Job!</text:p>
          </table:table-cell>
          <table:table-cell table:number-columns-repeated="2"/>
        </table:table-row>
        <table:table-row table:style-name="ro2" table:number-rows-repeated="10">
          <table:table-cell table:number-columns-repeated="4"/>
        </table:table-row>
        <table:table-row table:style-name="ro2">
          <table:table-cell table:number-columns-repeated="4"/>
        </table:table-row>
      </table:table>
      <table:table table:name="Sheet2" table:style-name="ta1" table:print="false">
        <table:table-column table:style-name="co4" table:default-cell-style-name="Default"/>
        <table:table-row table:style-name="ro1">
          <table:table-cell/>
        </table:table-row>
      </table:table>
      <table:table table:name="Sheet3" table:style-name="ta1" table:print="false">
        <table:table-column table:style-name="co4"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mic Sans MS" svg:font-family="'Comic Sans MS'" style:font-family-generic="script"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8-30">08/30/2019</text:date>, <text:time>03:00: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lagge</meta:initial-creator>
    <meta:creation-date>2019-08-26T03:52:08.91</meta:creation-date>
    <dc:date>2019-08-30T03:00:45.13</dc:date>
    <dc:creator>`Kevin Plagge</dc:creator>
    <meta:editing-duration>PT13H28M25S</meta:editing-duration>
    <meta:editing-cycles>16</meta:editing-cycles>
    <meta:generator>OpenOffice/4.1.4$Win32 OpenOffice.org_project/414m5$Build-9788</meta:generator>
    <meta:document-statistic meta:table-count="3" meta:cell-count="108" meta:object-count="0"/>
  </office:meta>
</office:document-meta>
</file>